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002cm" style:rel-column-width="568*"/>
    </style:style>
    <style:style style:name="Tabella2.B" style:family="table-column">
      <style:table-column-properties style:column-width="1.619cm" style:rel-column-width="918*"/>
    </style:style>
    <style:style style:name="Tabella2.F" style:family="table-column">
      <style:table-column-properties style:column-width="0.556cm" style:rel-column-width="315*"/>
    </style:style>
    <style:style style:name="Tabella2.H" style:family="table-column">
      <style:table-column-properties style:column-width="0.801cm" style:rel-column-width="454*"/>
    </style:style>
    <style:style style:name="Tabella2.I" style:family="table-column">
      <style:table-column-properties style:column-width="1.907cm" style:rel-column-width="1081*"/>
    </style:style>
    <style:style style:name="Tabella2.J" style:family="table-column">
      <style:table-column-properties style:column-width="1.603cm" style:rel-column-width="909*"/>
    </style:style>
    <style:style style:name="Tabella2.K" style:family="table-column">
      <style:table-column-properties style:column-width="1.693cm" style:rel-column-width="960*"/>
    </style:style>
    <style:style style:name="Tabella2.M" style:family="table-column">
      <style:table-column-properties style:column-width="1.296cm" style:rel-column-width="735*"/>
    </style:style>
    <style:style style:name="Tabella2.N" style:family="table-column">
      <style:table-column-properties style:column-width="3.203cm" style:rel-column-width="1816*"/>
    </style:style>
    <style:style style:name="Tabella2.O" style:family="table-column">
      <style:table-column-properties style:column-width="1.898cm" style:rel-column-width="1076*"/>
    </style:style>
    <style:style style:name="Tabella2.P" style:family="table-column">
      <style:table-column-properties style:column-width="1.905cm" style:rel-column-width="1080*"/>
    </style:style>
    <style:style style:name="Tabella2.Q" style:family="table-column">
      <style:table-column-properties style:column-width="1.771cm" style:rel-column-width="1004*"/>
    </style:style>
    <style:style style:name="Tabella2.R" style:family="table-column">
      <style:table-column-properties style:column-width="2.14cm" style:rel-column-width="1213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H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M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H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M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4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C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E4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Q4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4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08f7e" officeooo:paragraph-rsid="00908f7e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2e7e4" officeooo:paragraph-rsid="00c2e7e4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officeooo:rsid="00b7f5a9"/>
    </style:style>
    <style:style style:name="T11" style:family="text">
      <style:text-properties officeooo:rsid="00c0880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3300" fo:font-size="7pt" fo:font-style="italic" style:font-size-asian="7pt" style:font-style-asian="italic" style:font-size-complex="7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4"/>
        <table:table-column table:style-name="Tabella2.F" table:number-columns-repeated="2"/>
        <table:table-column table:style-name="Tabella2.H"/>
        <table:table-column table:style-name="Tabella2.I"/>
        <table:table-column table:style-name="Tabella2.J"/>
        <table:table-column table:style-name="Tabella2.K" table:number-columns-repeated="2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table:number-rows-spanned="2" office:value-type="string">
              <text:p text:style-name="P16">Padre</text:p>
            </table:table-cell>
            <table:table-cell table:style-name="Tabella2.A1" table:number-rows-spanned="2" office:value-type="string">
              <text:p text:style-name="P16">OC<text:line-break/><text:span text:style-name="T11">non prod.</text:span></text:p>
            </table:table-cell>
            <table:table-cell table:style-name="Tabella2.A1" table:number-rows-spanned="2" office:value-type="string">
              <text:p text:style-name="P16">Mag.</text:p>
            </table:table-cell>
            <table:table-cell table:style-name="Tabella2.A1" table:number-rows-spanned="2" office:value-type="string">
              <text:p text:style-name="P28">Pronti</text:p>
            </table:table-cell>
            <table:table-cell table:style-name="Tabella2.A1" table:number-rows-spanned="2" office:value-type="string">
              <text:p text:style-name="P16">Da fare</text:p>
            </table:table-cell>
            <table:table-cell table:style-name="Tabella2.A1" table:number-rows-spanned="2" office:value-type="string">
              <text:p text:style-name="P16">N.</text:p>
            </table:table-cell>
            <table:table-cell table:style-name="Tabella2.A1" table:number-rows-spanned="2" office:value-type="string">
              <text:p text:style-name="P17">DB</text:p>
            </table:table-cell>
            <table:table-cell table:style-name="Tabella2.H1" table:number-columns-spanned="5" office:value-type="string">
              <text:p text:style-name="P17">Semilavorati</text:p>
            </table:table-cell>
            <table:covered-table-cell/>
            <table:covered-table-cell/>
            <table:covered-table-cell/>
            <table:covered-table-cell/>
            <table:table-cell table:style-name="Tabella2.M1" table:number-columns-spanned="6" office:value-type="string">
              <text:p text:style-name="P18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H2" office:value-type="string">
              <text:p text:style-name="P19">#</text:p>
            </table:table-cell>
            <table:table-cell table:style-name="Tabella2.H2" office:value-type="string">
              <text:p text:style-name="P20">Codice</text:p>
            </table:table-cell>
            <table:table-cell table:style-name="Tabella2.H2" office:value-type="string">
              <text:p text:style-name="P21">Fabb<text:span text:style-name="T10">is</text:span> *</text:p>
            </table:table-cell>
            <table:table-cell table:style-name="Tabella2.H2" office:value-type="string">
              <text:p text:style-name="P24">Mag.</text:p>
            </table:table-cell>
            <table:table-cell table:style-name="Tabella2.H2" office:value-type="string">
              <text:p text:style-name="P27">Da fare</text:p>
            </table:table-cell>
            <table:table-cell table:style-name="Tabella2.M2" office:value-type="string">
              <text:p text:style-name="P19">#</text:p>
            </table:table-cell>
            <table:table-cell table:style-name="Tabella2.M2" office:value-type="string">
              <text:p text:style-name="P22">Tubo</text:p>
            </table:table-cell>
            <table:table-cell table:style-name="Tabella2.M2" office:value-type="string">
              <text:p text:style-name="P25">Fabb<text:span text:style-name="T10">is</text:span> <text:span text:style-name="T4">*</text:span></text:p>
            </table:table-cell>
            <table:table-cell table:style-name="Tabella2.M2" office:value-type="string">
              <text:p text:style-name="P23">Mag.</text:p>
            </table:table-cell>
            <table:table-cell table:style-name="Tabella2.M2" office:value-type="string">
              <text:p text:style-name="P23">OF</text:p>
            </table:table-cell>
            <table:table-cell table:style-name="Tabella2.R2" office:value-type="string">
              <text:p text:style-name="P26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3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1"><text:placeholder text:placeholder-type="text">&lt;record[0]&gt;</text:placeholder></text:p>
          </table:table-cell>
          <table:table-cell table:style-name="Tabella2.B4" office:value-type="string">
            <text:p text:style-name="P8"><text:placeholder text:placeholder-type="text">&lt;record[1]&gt;</text:placeholder></text:p>
          </table:table-cell>
          <table:table-cell table:style-name="Tabella2.C4" office:value-type="string">
            <text:p text:style-name="P8"><text:placeholder text:placeholder-type="text">&lt;record[2]&gt;</text:placeholder></text:p>
          </table:table-cell>
          <table:table-cell table:style-name="Tabella2.A4" office:value-type="string">
            <text:p text:style-name="P9"><text:placeholder text:placeholder-type="text">&lt;record[3]&gt;</text:placeholder></text:p>
          </table:table-cell>
          <table:table-cell table:style-name="Tabella2.E4" office:value-type="string">
            <text:p text:style-name="P9"><text:placeholder text:placeholder-type="text">&lt;record[4]&gt;</text:placeholder></text:p>
          </table:table-cell>
          <table:table-cell table:style-name="Tabella2.A4" office:value-type="string">
            <text:p text:style-name="P12"><text:placeholder text:placeholder-type="text">&lt;record[5] or ''&gt;</text:placeholder></text:p>
          </table:table-cell>
          <table:table-cell table:style-name="Tabella2.A4" office:value-type="string">
            <text:p text:style-name="P12"><text:placeholder text:placeholder-type="text">&lt;record[6] or ''&gt;</text:placeholder></text:p>
          </table:table-cell>
          <table:table-cell table:style-name="Tabella2.A4" office:value-type="string">
            <text:p text:style-name="P8"><text:placeholder text:placeholder-type="text">&lt;record[7]&gt;</text:placeholder></text:p>
          </table:table-cell>
          <table:table-cell table:style-name="Tabella2.A4" office:value-type="string">
            <text:p text:style-name="P10"><text:placeholder text:placeholder-type="text">&lt;record[8]&gt;</text:placeholder></text:p>
          </table:table-cell>
          <table:table-cell table:style-name="Tabella2.B4" office:value-type="string">
            <text:p text:style-name="P6"><text:placeholder text:placeholder-type="text">&lt;record[9]&gt;</text:placeholder></text:p>
          </table:table-cell>
          <table:table-cell table:style-name="Tabella2.C4" office:value-type="string">
            <text:p text:style-name="P6"><text:placeholder text:placeholder-type="text">&lt;record[10]&gt;</text:placeholder></text:p>
          </table:table-cell>
          <table:table-cell table:style-name="Tabella2.E4" office:value-type="string">
            <text:p text:style-name="P7"><text:placeholder text:placeholder-type="text">&lt;record[11]&gt;</text:placeholder></text:p>
          </table:table-cell>
          <table:table-cell table:style-name="Tabella2.A4" office:value-type="string">
            <text:p text:style-name="P6"><text:placeholder text:placeholder-type="text">&lt;record[13]&gt;</text:placeholder></text:p>
          </table:table-cell>
          <table:table-cell table:style-name="Tabella2.A4" office:value-type="string">
            <text:p text:style-name="P10"><text:placeholder text:placeholder-type="text">&lt;record[14]&gt;</text:placeholder></text:p>
          </table:table-cell>
          <table:table-cell table:style-name="Tabella2.B4" office:value-type="string">
            <text:p text:style-name="P6"><text:placeholder text:placeholder-type="text">&lt;record[15]&gt;</text:placeholder></text:p>
          </table:table-cell>
          <table:table-cell table:style-name="Tabella2.C4" office:value-type="string">
            <text:p text:style-name="P6"><text:placeholder text:placeholder-type="text">&lt;record[16]&gt;</text:placeholder></text:p>
          </table:table-cell>
          <table:table-cell table:style-name="Tabella2.Q4" office:value-type="string">
            <text:p text:style-name="P6"><text:placeholder text:placeholder-type="text">&lt;record[17]&gt;</text:placeholder></text:p>
          </table:table-cell>
          <table:table-cell table:style-name="Tabella2.R4" office:value-type="string">
            <text:p text:style-name="P29"><text:span text:style-name="T12"><text:placeholder text:placeholder-type="text">&lt;'' if record[12] or record[19] else '&gt;&gt; '&gt;</text:placeholder></text:span><text:span text:style-name="T12"><text:placeholder text:placeholder-type="text">&lt;record[18]&gt;</text:placeholder></text:span><text:span text:style-name="T13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05T10:01:53.539198227</dc:date>
    <dc:creator>thebrush </dc:creator>
    <meta:editing-duration>PT22H19M50S</meta:editing-duration>
    <meta:editing-cycles>196</meta:editing-cycles>
    <meta:document-statistic meta:table-count="1" meta:image-count="0" meta:object-count="0" meta:page-count="1" meta:paragraph-count="45" meta:word-count="104" meta:character-count="750" meta:non-whitespace-character-count="645"/>
  </office:meta>
</office:document-meta>
</file>